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Gothic" svg:font-family="TakaoGothic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6646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_iemocap_4la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69292943499838" calcext:value-type="float">
            <text:p>0.269292943499838</text:p>
          </table:table-cell>
          <table:table-cell office:value-type="float" office:value="0.583537796439885" calcext:value-type="float">
            <text:p>0.583537796439885</text:p>
          </table:table-cell>
          <table:table-cell office:value-type="float" office:value="0.455496615114995" calcext:value-type="float">
            <text:p>0.455496615114995</text:p>
          </table:table-cell>
          <table:table-cell table:formula="of:=AVERAGE([.C1:.E1])" office:value-type="float" office:value="0.436109118351573" calcext:value-type="float">
            <text:p>0.4361091183515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69181232255802" calcext:value-type="float">
            <text:p>0.269181232255802</text:p>
          </table:table-cell>
          <table:table-cell office:value-type="float" office:value="0.584816751328268" calcext:value-type="float">
            <text:p>0.584816751328268</text:p>
          </table:table-cell>
          <table:table-cell office:value-type="float" office:value="0.454731613973158" calcext:value-type="float">
            <text:p>0.454731613973158</text:p>
          </table:table-cell>
          <table:table-cell table:formula="of:=AVERAGE([.C2:.E2])" office:value-type="float" office:value="0.436243199185743" calcext:value-type="float">
            <text:p>0.4362431991857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69152264652322" calcext:value-type="float">
            <text:p>0.269152264652322</text:p>
          </table:table-cell>
          <table:table-cell office:value-type="float" office:value="0.584163516706826" calcext:value-type="float">
            <text:p>0.584163516706826</text:p>
          </table:table-cell>
          <table:table-cell office:value-type="float" office:value="0.454567159172935" calcext:value-type="float">
            <text:p>0.454567159172935</text:p>
          </table:table-cell>
          <table:table-cell table:formula="of:=AVERAGE([.C3:.E3])" office:value-type="float" office:value="0.435960980177361" calcext:value-type="float">
            <text:p>0.4359609801773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269420645848634" calcext:value-type="float">
            <text:p>0.269420645848634</text:p>
          </table:table-cell>
          <table:table-cell office:value-type="float" office:value="0.584197050552799" calcext:value-type="float">
            <text:p>0.584197050552799</text:p>
          </table:table-cell>
          <table:table-cell office:value-type="float" office:value="0.454826715541379" calcext:value-type="float">
            <text:p>0.454826715541379</text:p>
          </table:table-cell>
          <table:table-cell table:formula="of:=AVERAGE([.C4:.E4])" office:value-type="float" office:value="0.43614813731427" calcext:value-type="float">
            <text:p>0.436148137314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268819057882941" calcext:value-type="float">
            <text:p>0.268819057882941</text:p>
          </table:table-cell>
          <table:table-cell office:value-type="float" office:value="0.58512241216672" calcext:value-type="float">
            <text:p>0.58512241216672</text:p>
          </table:table-cell>
          <table:table-cell office:value-type="float" office:value="0.453879125527976" calcext:value-type="float">
            <text:p>0.453879125527976</text:p>
          </table:table-cell>
          <table:table-cell table:formula="of:=AVERAGE([.C5:.E5])" office:value-type="float" office:value="0.435940198525879" calcext:value-type="float">
            <text:p>0.4359401985258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269056388851249" calcext:value-type="float">
            <text:p>0.269056388851249</text:p>
          </table:table-cell>
          <table:table-cell office:value-type="float" office:value="0.584767352614561" calcext:value-type="float">
            <text:p>0.584767352614561</text:p>
          </table:table-cell>
          <table:table-cell office:value-type="float" office:value="0.453996409203344" calcext:value-type="float">
            <text:p>0.453996409203344</text:p>
          </table:table-cell>
          <table:table-cell table:formula="of:=AVERAGE([.C6:.E6])" office:value-type="float" office:value="0.435940050223051" calcext:value-type="float">
            <text:p>0.4359400502230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267909160582049" calcext:value-type="float">
            <text:p>0.267909160582049</text:p>
          </table:table-cell>
          <table:table-cell office:value-type="float" office:value="0.583195528871571" calcext:value-type="float">
            <text:p>0.583195528871571</text:p>
          </table:table-cell>
          <table:table-cell office:value-type="float" office:value="0.453733235706714" calcext:value-type="float">
            <text:p>0.453733235706714</text:p>
          </table:table-cell>
          <table:table-cell table:formula="of:=AVERAGE([.C7:.E7])" office:value-type="float" office:value="0.434945975053444" calcext:value-type="float">
            <text:p>0.4349459750534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268398583042341" calcext:value-type="float">
            <text:p>0.268398583042341</text:p>
          </table:table-cell>
          <table:table-cell office:value-type="float" office:value="0.58440146933148" calcext:value-type="float">
            <text:p>0.58440146933148</text:p>
          </table:table-cell>
          <table:table-cell office:value-type="float" office:value="0.453508957961359" calcext:value-type="float">
            <text:p>0.453508957961359</text:p>
          </table:table-cell>
          <table:table-cell table:formula="of:=AVERAGE([.C8:.E8])" office:value-type="float" office:value="0.435436336778393" calcext:value-type="float">
            <text:p>0.4354363367783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268582575635187" calcext:value-type="float">
            <text:p>0.268582575635187</text:p>
          </table:table-cell>
          <table:table-cell office:value-type="float" office:value="0.584326235027773" calcext:value-type="float">
            <text:p>0.584326235027773</text:p>
          </table:table-cell>
          <table:table-cell office:value-type="float" office:value="0.45352249755666" calcext:value-type="float">
            <text:p>0.45352249755666</text:p>
          </table:table-cell>
          <table:table-cell table:formula="of:=AVERAGE([.C9:.E9])" office:value-type="float" office:value="0.435477102739873" calcext:value-type="float">
            <text:p>0.4354771027398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269010200550949" calcext:value-type="float">
            <text:p>0.269010200550949</text:p>
          </table:table-cell>
          <table:table-cell office:value-type="float" office:value="0.583033496818684" calcext:value-type="float">
            <text:p>0.583033496818684</text:p>
          </table:table-cell>
          <table:table-cell office:value-type="float" office:value="0.453744602628067" calcext:value-type="float">
            <text:p>0.453744602628067</text:p>
          </table:table-cell>
          <table:table-cell table:formula="of:=AVERAGE([.C10:.E10])" office:value-type="float" office:value="0.4352627666659" calcext:value-type="float">
            <text:p>0.43526276666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0.269402825948317" calcext:value-type="float">
            <text:p>0.269402825948317</text:p>
          </table:table-cell>
          <table:table-cell office:value-type="float" office:value="0.582838918056288" calcext:value-type="float">
            <text:p>0.582838918056288</text:p>
          </table:table-cell>
          <table:table-cell office:value-type="float" office:value="0.453287390504892" calcext:value-type="float">
            <text:p>0.453287390504892</text:p>
          </table:table-cell>
          <table:table-cell table:formula="of:=AVERAGE([.C11:.E11])" office:value-type="float" office:value="0.435176378169832" calcext:value-type="float">
            <text:p>0.4351763781698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0.269104163375371" calcext:value-type="float">
            <text:p>0.269104163375371</text:p>
          </table:table-cell>
          <table:table-cell office:value-type="float" office:value="0.583209693538038" calcext:value-type="float">
            <text:p>0.583209693538038</text:p>
          </table:table-cell>
          <table:table-cell office:value-type="float" office:value="0.453063087631137" calcext:value-type="float">
            <text:p>0.453063087631137</text:p>
          </table:table-cell>
          <table:table-cell table:formula="of:=AVERAGE([.C12:.E12])" office:value-type="float" office:value="0.435125648181516" calcext:value-type="float">
            <text:p>0.4351256481815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27030559808977" calcext:value-type="float">
            <text:p>0.27030559808977</text:p>
          </table:table-cell>
          <table:table-cell office:value-type="float" office:value="0.580367090170203" calcext:value-type="float">
            <text:p>0.580367090170203</text:p>
          </table:table-cell>
          <table:table-cell office:value-type="float" office:value="0.45288034390283" calcext:value-type="float">
            <text:p>0.45288034390283</text:p>
          </table:table-cell>
          <table:table-cell table:formula="of:=AVERAGE([.C13:.E13])" office:value-type="float" office:value="0.434517677387601" calcext:value-type="float">
            <text:p>0.4345176773876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0.269947033159433" calcext:value-type="float">
            <text:p>0.269947033159433</text:p>
          </table:table-cell>
          <table:table-cell office:value-type="float" office:value="0.578886183377006" calcext:value-type="float">
            <text:p>0.578886183377006</text:p>
          </table:table-cell>
          <table:table-cell office:value-type="float" office:value="0.451679667026027" calcext:value-type="float">
            <text:p>0.451679667026027</text:p>
          </table:table-cell>
          <table:table-cell table:formula="of:=AVERAGE([.C14:.E14])" office:value-type="float" office:value="0.433504294520822" calcext:value-type="float">
            <text:p>0.4335042945208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office:value-type="float" office:value="0.268062313799333" calcext:value-type="float">
            <text:p>0.268062313799333</text:p>
          </table:table-cell>
          <table:table-cell office:value-type="float" office:value="0.578704073236825" calcext:value-type="float">
            <text:p>0.578704073236825</text:p>
          </table:table-cell>
          <table:table-cell office:value-type="float" office:value="0.450939794636502" calcext:value-type="float">
            <text:p>0.450939794636502</text:p>
          </table:table-cell>
          <table:table-cell table:formula="of:=AVERAGE([.C15:.E15])" office:value-type="float" office:value="0.43256872722422" calcext:value-type="float">
            <text:p>0.432568727224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71989038763364" calcext:value-type="float">
            <text:p>0.271989038763364</text:p>
          </table:table-cell>
          <table:table-cell office:value-type="float" office:value="0.579941051951467" calcext:value-type="float">
            <text:p>0.579941051951467</text:p>
          </table:table-cell>
          <table:table-cell office:value-type="float" office:value="0.451196763642814" calcext:value-type="float">
            <text:p>0.451196763642814</text:p>
          </table:table-cell>
          <table:table-cell table:formula="of:=AVERAGE([.C16:.E16])" office:value-type="float" office:value="0.434375618119215" calcext:value-type="float">
            <text:p>0.4343756181192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.273051928758608" calcext:value-type="float">
            <text:p>0.273051928758608</text:p>
          </table:table-cell>
          <table:table-cell office:value-type="float" office:value="0.577942881093713" calcext:value-type="float">
            <text:p>0.577942881093713</text:p>
          </table:table-cell>
          <table:table-cell office:value-type="float" office:value="0.450146165987402" calcext:value-type="float">
            <text:p>0.450146165987402</text:p>
          </table:table-cell>
          <table:table-cell table:formula="of:=AVERAGE([.C17:.E17])" office:value-type="float" office:value="0.433713658613241" calcext:value-type="float">
            <text:p>0.43371365861324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.273231841952459" calcext:value-type="float">
            <text:p>0.273231841952459</text:p>
          </table:table-cell>
          <table:table-cell office:value-type="float" office:value="0.580337583594228" calcext:value-type="float">
            <text:p>0.580337583594228</text:p>
          </table:table-cell>
          <table:table-cell office:value-type="float" office:value="0.452298004841424" calcext:value-type="float">
            <text:p>0.452298004841424</text:p>
          </table:table-cell>
          <table:table-cell table:formula="of:=AVERAGE([.C18:.E18])" office:value-type="float" office:value="0.435289143462703" calcext:value-type="float">
            <text:p>0.4352891434627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Gothic" svg:font-family="TakaoGothic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kaoGothic" style:language-asian="zxx" style:country-asian="none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 number:title="User-defined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dc:date>2020-09-01T23:08:57.131335254</dc:date>
    <dc:creator>Bagus Tris Atmaja</dc:creator>
    <meta:editing-duration>PT1M20S</meta:editing-duration>
    <meta:editing-cycles>2</meta:editing-cycles>
    <meta:generator>LibreOffice/6.3.6.2$Linux_X86_64 LibreOffice_project/2196df99b074d8a661f4036fca8fa0cbfa33a497</meta:generator>
    <meta:document-statistic meta:table-count="1" meta:cell-count="108" meta:object-count="0"/>
  </office:meta>
</office:document-meta>
</file>